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4e51" officeooo:paragraph-rsid="00094e51"/>
    </style:style>
    <style:style style:name="P2" style:family="paragraph" style:parent-style-name="Standard">
      <style:paragraph-properties fo:text-align="start" style:justify-single-word="false"/>
      <style:text-properties officeooo:rsid="00094e51" officeooo:paragraph-rsid="00094e51"/>
    </style:style>
    <style:style style:name="P3" style:family="paragraph" style:parent-style-name="Standard">
      <style:paragraph-properties fo:text-align="center" style:justify-single-word="false"/>
      <style:text-properties style:text-position="0% 100%" fo:font-size="16pt" fo:font-weight="bold" officeooo:rsid="00094e51" officeooo:paragraph-rsid="00094e51"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098acc" officeooo:paragraph-rsid="00098acc"/>
    </style:style>
    <style:style style:name="P5" style:family="paragraph" style:parent-style-name="Standard">
      <style:paragraph-properties fo:text-align="start" style:justify-single-word="false"/>
      <style:text-properties officeooo:rsid="000ae170" officeooo:paragraph-rsid="000ae170"/>
    </style:style>
    <style:style style:name="T1" style:family="text">
      <style:text-properties officeooo:rsid="00098a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ectre Analysis</text:p>
      <text:p text:style-name="P1"/>
      <text:p text:style-name="P1">Tao Miao , Microprocessor R&amp;D Center of Peking university</text:p>
      <text:p text:style-name="P1">Email: <text:a xlink:type="simple" xlink:href="mailto:taomiao@pku.edu.cn" text:style-name="Internet_20_link" text:visited-style-name="Visited_20_Internet_20_Link">taomiao@pku.edu.cn</text:a>| +(86) 15948374354</text:p>
      <text:p text:style-name="P1"/>
      <text:p text:style-name="P2">Abstract:</text:p>
      <text:p text:style-name="P2"><text:tab/>This document is a Spectre Analysis report. In the <text:span text:style-name="T1">first part of the </text:span>report, the reason of spectre and the result of it <text:span text:style-name="T1">are</text:span> revealed in a easily understand way. <text:span text:style-name="T1">Besides,</text:span> <text:span text:style-name="T1">in the next part, one</text:span> attack poc <text:span text:style-name="T1">source file is included in the document and also the results of running the poc program are attached. And in the last part, the effect of the spectre is serveyed and results are attached there.</text:span></text:p>
      <text:p text:style-name="P2"/>
      <text:p text:style-name="P4">Part I</text:p>
      <text:p text:style-name="P4">The reason of spectre.</text:p>
      <text:p text:style-name="P4"/>
      <text:p text:style-name="P4"/>
      <text:p text:style-name="P4"/>
      <text:p text:style-name="P4">The result of spect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art II</text:p>
      <text:p text:style-name="P5">A spectre example poc program.</text:p>
      <text:p text:style-name="P5"/>
      <text:p text:style-name="P5"/>
      <text:p text:style-name="P5">The result of the poc progra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Part III</text:p>
      <text:p text:style-name="P5">The effect of spec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5:34:37.683901348</meta:creation-date>
    <dc:date>2018-04-05T15:59:50.876411082</dc:date>
    <meta:editing-duration>PT2M22S</meta:editing-duration>
    <meta:editing-cycles>1</meta:editing-cycles>
    <meta:generator>LibreOffice/5.1.6.2$Linux_X86_64 LibreOffice_project/10m0$Build-2</meta:generator>
    <meta:document-statistic meta:table-count="0" meta:image-count="0" meta:object-count="0" meta:page-count="3" meta:paragraph-count="13" meta:word-count="118" meta:character-count="670" meta:non-whitespace-character-count="564"/>
  </office:meta>
</office:document-meta>
</file>